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ebApplicationRewriter.isPortletTaglibAdd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ApplicationRewriter.insertElementCorrectly( Element root , Element toInsert , String [ ] elementsBefor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8">
            <text:p text:style-name="Table_20_Contents">8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WebApplicationRewriter.processWebXML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55">
            <text:p text:style-name="Table_20_Contents">55</text:p>
          </table:table-cell>
        </table:table-row>
        <table:table-row>
          <table:table-cell office:value-type="string">
            <text:p text:style-name="Table_20_Contents">WebApplicationRewriter.WebApplicationRewriter( Document do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